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Helvetica Neue" svg:font-family="'Helvetica Neue'"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72in"/>
    </style:style>
    <style:style style:name="co2" style:family="table-column">
      <style:table-column-properties fo:break-before="auto" style:column-width="2.7673in"/>
    </style:style>
    <style:style style:name="co3" style:family="table-column">
      <style:table-column-properties fo:break-before="auto" style:column-width="1.8417in"/>
    </style:style>
    <style:style style:name="co4" style:family="table-column">
      <style:table-column-properties fo:break-before="auto" style:column-width="0.8236in"/>
    </style:style>
    <style:style style:name="co5" style:family="table-column">
      <style:table-column-properties fo:break-before="auto" style:column-width="2.1965in"/>
    </style:style>
    <style:style style:name="ro1" style:family="table-row">
      <style:table-row-properties style:row-height="0.2189in" fo:break-before="auto" style:use-optimal-row-height="false"/>
    </style:style>
    <style:style style:name="ro2" style:family="table-row">
      <style:table-row-properties style:row-height="0.2173in" fo:break-before="auto" style:use-optimal-row-height="false"/>
    </style:style>
    <style:style style:name="ro3" style:family="table-row">
      <style:table-row-properties style:row-height="0.4555in" fo:break-before="auto" style:use-optimal-row-height="false"/>
    </style:style>
    <style:style style:name="ro4" style:family="table-row">
      <style:table-row-properties style:row-height="1.4272in" fo:break-before="auto" style:use-optimal-row-height="false"/>
    </style:style>
    <style:style style:name="ro5" style:family="table-row">
      <style:table-row-properties style:row-height="1.5437in" fo:break-before="auto" style:use-optimal-row-height="false"/>
    </style:style>
    <style:style style:name="ro6" style:family="table-row">
      <style:table-row-properties style:row-height="1.3055in" fo:break-before="auto" style:use-optimal-row-height="false"/>
    </style:style>
    <style:style style:name="ro7" style:family="table-row">
      <style:table-row-properties style:row-height="1.1091in" fo:break-before="auto" style:use-optimal-row-height="false"/>
    </style:style>
    <style:style style:name="ro8" style:family="table-row">
      <style:table-row-properties style:row-height="0.1902in" fo:break-before="auto" style:use-optimal-row-height="false"/>
    </style:style>
    <style:style style:name="ro9" style:family="table-row">
      <style:table-row-properties style:row-height="0.1772in" fo:break-before="auto" style:use-optimal-row-height="false"/>
    </style:style>
    <style:style style:name="ro10" style:family="table-row">
      <style:table-row-properties style:row-height="0.178in" fo:break-before="auto" style:use-optimal-row-height="false"/>
    </style:style>
    <style:style style:name="ro11" style:family="table-row">
      <style:table-row-properties style:row-height="0.178in" fo:break-before="auto" style:use-optimal-row-height="true"/>
    </style:style>
    <style:style style:name="ta1" style:family="table" style:master-page-name="PageStyle_5f_Diary">
      <style:table-properties table:display="true" style:writing-mode="lr-tb"/>
    </style:style>
    <style:style style:name="ta2" style:family="table" style:master-page-name="PageStyle_5f_Reflection">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100">
      <style:table-cell-properties fo:background-color="#ffffff"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10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data-style-name="N127">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 style:family="table-cell" style:parent-style-name="Default" style:data-style-name="N37">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9" style:family="table-cell" style:parent-style-name="Default">
      <style:table-cell-properties style:text-align-source="fix" style:repeat-content="false" style:vertical-align="middle"/>
      <style:paragraph-properties fo:text-align="center" fo:margin-left="0in"/>
      <style:text-properties fo:font-size="14pt" fo:font-weight="bold" style:font-size-asian="14pt" style:font-weight-asian="bold" style:font-size-complex="14pt" style:font-weight-complex="bold"/>
    </style:style>
    <style:style style:name="ce20"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1"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iary" table:style-name="ta1">
        <office:forms form:automatic-focus="false" form:apply-design-mode="false"/>
        <table:table-column table:style-name="co1" table:number-columns-repeated="2" table:default-cell-style-name="ce5"/>
        <table:table-column table:style-name="co2" table:number-columns-repeated="4" table:default-cell-style-name="ce5"/>
        <table:table-column table:style-name="co1" table:default-cell-style-name="ce5"/>
        <table:table-column table:style-name="co3" table:default-cell-style-name="ce5"/>
        <table:table-column table:style-name="co1" table:number-columns-repeated="1016" table:default-cell-style-name="ce5"/>
        <table:table-row table:style-name="ro1">
          <table:table-cell table:style-name="ce1" office:value-type="string" calcext:value-type="string">
            <text:p>Deep Learning in Visual Computing</text:p>
          </table:table-cell>
          <table:table-cell table:number-columns-repeated="2"/>
          <table:table-cell table:style-name="ce14" table:number-columns-repeated="2"/>
          <table:table-cell table:style-name="ce16" office:value-type="string" calcext:value-type="string">
            <text:p>Aktueller Zeitaufwand:</text:p>
          </table:table-cell>
          <table:table-cell table:style-name="ce16" office:value-type="string" calcext:value-type="string">
            <text:p>Zeitkonto:</text:p>
          </table:table-cell>
          <table:table-cell table:style-name="ce21" office:value-type="string" calcext:value-type="string">
            <text:p>Gesamtzeit (bei 5 ECTS):</text:p>
          </table:table-cell>
          <table:table-cell table:style-name="ce14" table:number-columns-repeated="9"/>
          <table:table-cell table:number-columns-repeated="1007"/>
        </table:table-row>
        <table:table-row table:style-name="ro1">
          <table:table-cell table:style-name="ce2" office:value-type="string" calcext:value-type="string">
            <text:p>Name</text:p>
          </table:table-cell>
          <table:table-cell table:style-name="ce6" office:value-type="string" calcext:value-type="string">
            <text:p>Artiom</text:p>
          </table:table-cell>
          <table:table-cell table:style-name="ce11" office:value-type="string" calcext:value-type="string">
            <text:p>Team: 1</text:p>
          </table:table-cell>
          <table:table-cell table:style-name="ce14" table:number-columns-repeated="2"/>
          <table:table-cell table:style-name="ce14" table:formula="of:=SUM([.F5:.F145])" office:value-type="float" office:value="152" calcext:value-type="float">
            <text:p>152</text:p>
          </table:table-cell>
          <table:table-cell table:style-name="ce14" table:formula="of:=[.H2]-[.F2]" office:value-type="float" office:value="-2" calcext:value-type="float">
            <text:p>-2</text:p>
          </table:table-cell>
          <table:table-cell table:style-name="ce14" table:formula="of:=5*30" office:value-type="float" office:value="150" calcext:value-type="float">
            <text:p>150</text:p>
          </table:table-cell>
          <table:table-cell table:style-name="ce14" table:number-columns-repeated="9"/>
          <table:table-cell table:number-columns-repeated="1007"/>
        </table:table-row>
        <table:table-row table:style-name="ro2">
          <table:table-cell table:style-name="ce2" office:value-type="string" calcext:value-type="string">
            <text:p>Studiengang</text:p>
          </table:table-cell>
          <table:table-cell table:style-name="ce6" office:value-type="string" calcext:value-type="string">
            <text:p>MARP</text:p>
          </table:table-cell>
          <table:table-cell/>
          <table:table-cell table:style-name="ce14" table:number-columns-repeated="14"/>
          <table:table-cell table:number-columns-repeated="1007"/>
        </table:table-row>
        <table:table-row table:style-name="ro3">
          <table:table-cell table:style-name="ce3" office:value-type="string" calcext:value-type="string">
            <text:p>Woche (KW)</text:p>
          </table:table-cell>
          <table:table-cell table:style-name="ce7" office:value-type="string" calcext:value-type="string">
            <text:p>Datum</text:p>
          </table:table-cell>
          <table:table-cell table:style-name="ce7" office:value-type="string" calcext:value-type="string">
            <text:p>Was habe ich gemacht?</text:p>
          </table:table-cell>
          <table:table-cell table:style-name="ce7" office:value-type="string" calcext:value-type="string">
            <text:p>Was habe ich gelernt?</text:p>
          </table:table-cell>
          <table:table-cell table:style-name="ce7" office:value-type="string" calcext:value-type="string">
            <text:p>Beitrag zum Projekt</text:p>
          </table:table-cell>
          <table:table-cell table:style-name="ce7" office:value-type="string" calcext:value-type="string">
            <text:p>Zeitaufwand in Dreiviertelstunden</text:p>
          </table:table-cell>
          <table:table-cell table:number-columns-repeated="1018"/>
        </table:table-row>
        <table:table-row table:style-name="ro4">
          <table:table-cell table:style-name="ce4" office:value-type="string" calcext:value-type="string">
            <text:p>13</text:p>
          </table:table-cell>
          <table:table-cell table:style-name="ce8" table:formula="of:=DATE(2023;3;28)" office:value-type="date" office:date-value="2023-03-28" calcext:value-type="date">
            <text:p>3/28/2023</text:p>
          </table:table-cell>
          <table:table-cell table:style-name="ce15" office:value-type="string" calcext:value-type="string">
            <text:p>Erste Infoveranstaltung – Einführung in das Projekt und Vorstellung der Teams sowie erste grobe Einteilung. - zusammensetzen, mit Kollegen um das Projekt zu besprechen, und die Methoden zur Visualisierung von Layers zu untersuchen</text:p>
          </table:table-cell>
          <table:table-cell table:style-name="ce15" office:value-type="string" calcext:value-type="string">
            <text:p>Ablauf, Organisatorisches, Projektziel, Vorstellung der Themen. </text:p>
          </table:table-cell>
          <table:table-cell table:style-name="ce13" office:value-type="string" calcext:value-type="string">
            <text:p>Team Besprechung von dem Fahrplan des Projekts. Festlegung von Zeitrahmen. Debuggen von der Captum Anwendung, Erläuterung von drei Algorithmen: Salliency, Oclusion, Feature Abliation</text:p>
          </table:table-cell>
          <table:table-cell table:style-name="ce17" table:formula="of:=4+(2+2)+2" office:value-type="float" office:value="10" calcext:value-type="float">
            <text:p>10</text:p>
          </table:table-cell>
          <table:table-cell table:style-name="ce19"/>
          <table:table-cell table:style-name="ce13" office:value-type="string" calcext:value-type="string">
            <text:p>need additional 6 zeiteinheiten per week</text:p>
          </table:table-cell>
          <table:table-cell table:number-columns-repeated="1016"/>
        </table:table-row>
        <table:table-row table:style-name="ro4">
          <table:table-cell table:style-name="ce4" office:value-type="string" calcext:value-type="string">
            <text:p>14</text:p>
          </table:table-cell>
          <table:table-cell table:style-name="ce9" table:formula="of:=DATE(2023;4;4)" office:value-type="date" office:date-value="2023-04-04" calcext:value-type="date">
            <text:p>04/04/23</text:p>
          </table:table-cell>
          <table:table-cell table:style-name="ce13" office:value-type="string" calcext:value-type="string">
            <text:p>Lesen von vorgegebenen Paper, Nachholen von AI-Grundlagen Vorlesung</text:p>
          </table:table-cell>
          <table:table-cell table:style-name="ce13" office:value-type="string" calcext:value-type="string">
            <text:p>Wie TCAV funktioniert. Zeit/Team-Management zu klären wichtig ist. Wiederholung von ML Konzepten, kennenlernen von diversen ML Methoden, wie man NN mit PyTorch selbst bauen kann. Untersuchen von backpropagation Gradienten. Best-Practices beim Training von NN, damit diese optimal funktionieren.</text:p>
          </table:table-cell>
          <table:table-cell table:style-name="ce13" office:value-type="string" calcext:value-type="string">
            <text:p>Einige organisatorische Fragen klären. Etwa eine Erweiterung von Wiki Eintrag. Lesen von Paper und das Notieren von wichtigen Informationen. Demo Implementierung von Oclusion und Salliency</text:p>
            <text:p/>
          </table:table-cell>
          <table:table-cell table:style-name="ce17" table:formula="of:=4+(2+2)+(2+2)+2" office:value-type="float" office:value="14" calcext:value-type="float">
            <text:p>14</text:p>
          </table:table-cell>
          <table:table-cell table:style-name="ce20"/>
          <table:table-cell table:style-name="ce13" office:value-type="string" calcext:value-type="string">
            <text:p>normal is 4 hours praktikum + vorlesung</text:p>
          </table:table-cell>
          <table:table-cell table:number-columns-repeated="1016"/>
        </table:table-row>
        <table:table-row table:style-name="ro4">
          <table:table-cell table:style-name="ce4" office:value-type="string" calcext:value-type="string">
            <text:p>15</text:p>
          </table:table-cell>
          <table:table-cell table:style-name="ce9" table:formula="of:=DATE(2023;4;10)" office:value-type="date" office:date-value="2023-04-10" calcext:value-type="date">
            <text:p>04/10/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Wie die Objekt-Detektions Modelle wie ResNet, CNN und Transformer aufgebaut sind. Erkenntnis, dass das Erweitern oder das Integrieren von den Deep-Learning-Frameworks zu schwierig ist.</text:p>
          </table:table-cell>
          <table:table-cell table:style-name="ce13" office:value-type="string" calcext:value-type="string">
            <text:p>Einige organisatorische Fragen klären. Ein Treffen am Wochenende, um die Angelegenheiten des Projekts zu besprechen. Anfangen, an der Präsentation zu arbeiten. Aufteilung, wer was in der Präsentation vorträgt. Den Demo Captum Colab Notebook aufbessern. Wiki aktualisieren</text:p>
          </table:table-cell>
          <table:table-cell table:style-name="ce17" table:formula="of:=4+(2+2)+(2+2)+2" office:value-type="float" office:value="14" calcext:value-type="float">
            <text:p>14</text:p>
          </table:table-cell>
          <table:table-cell table:style-name="ce20"/>
          <table:table-cell table:number-columns-repeated="1017"/>
        </table:table-row>
        <table:table-row table:style-name="ro4">
          <table:table-cell table:style-name="ce4" office:value-type="string" calcext:value-type="string">
            <text:p>16</text:p>
          </table:table-cell>
          <table:table-cell table:style-name="ce9" table:formula="of:=DATE(2023;4;17)" office:value-type="date" office:date-value="2023-04-17" calcext:value-type="date">
            <text:p>04/17/23</text:p>
          </table:table-cell>
          <table:table-cell table:style-name="ce13" office:value-type="string" calcext:value-type="string">
            <text:p>Anschauen von der Vorlesungsmaterial, Selbststudium. Beispielimplementierung von Captum code für ein Model</text:p>
          </table:table-cell>
          <table:table-cell table:style-name="ce13" office:value-type="string" calcext:value-type="string">
            <text:p>Wie man mit FastAI und Python arbeiten und diese mit dem Captum anbindet</text:p>
          </table:table-cell>
          <table:table-cell table:style-name="ce13" office:value-type="string" calcext:value-type="string">
            <text:p>Einige organisatorische Fragen klären. Synchronizieren mit den Teammitgliedern. Gründliche klärung von Limitation im Bezug auf das einlesen von modellen. </text:p>
          </table:table-cell>
          <table:table-cell table:style-name="ce17" table:formula="of:=4+(2+2)+(2)" office:value-type="float" office:value="10" calcext:value-type="float">
            <text:p>10</text:p>
          </table:table-cell>
          <table:table-cell table:style-name="ce13"/>
          <table:table-cell table:number-columns-repeated="1017"/>
        </table:table-row>
        <table:table-row table:style-name="ro4">
          <table:table-cell table:style-name="ce4" office:value-type="string" calcext:value-type="string">
            <text:p>17</text:p>
          </table:table-cell>
          <table:table-cell table:style-name="ce9" table:formula="of:=DATE(2023;4;24)" office:value-type="date" office:date-value="2023-04-24" calcext:value-type="date">
            <text:p>04/24/23</text:p>
          </table:table-cell>
          <table:table-cell table:style-name="ce13" office:value-type="string" calcext:value-type="string">
            <text:p>Das ist zum Teil aus Beitrag zum Projekt ersichtlich. Aber letztlich die Folien nachgeholt und an der Präsentation für Freitag gearbeitet. Ebenso habe ich versucht so gut wie möglich den aktuellen Status des Projekts klären, um die Aufgaben zu definieren.</text:p>
          </table:table-cell>
          <table:table-cell table:style-name="ce13" office:value-type="string" calcext:value-type="string">
            <text:p>Das Kennenlernen verschiedene Arten von Wissenstransfer Konzepten</text:p>
          </table:table-cell>
          <table:table-cell table:style-name="ce13" office:value-type="string" calcext:value-type="string">
            <text:p>Einige organisatorische Fragen klären. Synchronisieren mit den Teammitgliedern. Wiki aktualisieren. Unter Absprache die Attribution Algorithmen je zwei Stück pro Kategorie verteilen.</text:p>
          </table:table-cell>
          <table:table-cell table:style-name="ce17" table:formula="of:=(2+2)+2+(4+2+2)" office:value-type="float" office:value="14" calcext:value-type="float">
            <text:p>14</text:p>
          </table:table-cell>
          <table:table-cell table:style-name="ce20"/>
          <table:table-cell table:number-columns-repeated="1017"/>
        </table:table-row>
        <table:table-row table:style-name="ro5">
          <table:table-cell table:style-name="ce4" office:value-type="string" calcext:value-type="string">
            <text:p>18</text:p>
          </table:table-cell>
          <table:table-cell table:style-name="ce9" table:formula="of:=DATE(2023;5;1)" office:value-type="date" office:date-value="2023-05-01" calcext:value-type="date">
            <text:p>05/01/23</text:p>
          </table:table-cell>
          <table:table-cell table:style-name="ce13" office:value-type="string" calcext:value-type="string">
            <text:p>Großen Teil der Zeit habe ich zu Vorbereitung für die Präsentation verbraucht. Das Lesen und Verstehen von komplettem Code der TCAV Implementierung Rückblicken die Folien erneut geschaut </text:p>
          </table:table-cell>
          <table:table-cell table:style-name="ce13" office:value-type="string" calcext:value-type="string">
            <text:p>Das Kennenlernen von verschiedene Arten von Interpretation von neuronalen Netzen. Ich habe gesehen, dass es von Vorteil sein kann, wenn man eine zuverlässige Möglichkeit hat, die Modelle auf Fehler/Bias zu untersuchen. Die Implementierung von TCAV in TensorFlow verstehen.</text:p>
          </table:table-cell>
          <table:table-cell table:style-name="ce13" office:value-type="string" calcext:value-type="string">
            <text:p>Wöchentliches Treffen zur Rücksprache in Bezug auf den aktuellen Status von dem Projekt. Beteiligung am Erstellen von GUI Blueprint. Erstellen von der Architektur des Projekts.</text:p>
          </table:table-cell>
          <table:table-cell table:style-name="ce17" table:formula="of:=(2+2)+2+4"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19</text:p>
          </table:table-cell>
          <table:table-cell table:style-name="ce9" table:formula="of:=DATE(2023;5;8)" office:value-type="date" office:date-value="2023-05-08" calcext:value-type="date">
            <text:p>05/08/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Grundlagen der Segmentierung. Verschiedene Arten, wie man Segmentierung realisieren kann. Implementierung von fortgeschrittene setup.py Konfiguration</text:p>
          </table:table-cell>
          <table:table-cell table:style-name="ce13" office:value-type="string" calcext:value-type="string">
            <text:p>Wöchentliches Treffen zur Rücksprache in Bezug auf den aktuellen Status von dem Projekt. Implementieren von setup.py, um die Anforderungen des Projekts gerecht zu werden.</text:p>
          </table:table-cell>
          <table:table-cell table:style-name="ce17" table:formula="of:=4+(2+2)+2"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20</text:p>
          </table:table-cell>
          <table:table-cell table:style-name="ce9" table:formula="of:=DATE(2023;5;15)" office:value-type="date" office:date-value="2023-05-15" calcext:value-type="date">
            <text:p>05/15/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Wie funktioniert Objekt-Detektion in 2D. Kennenlernen, welche Arten von Objekt-Detektion Verfahren gibt es.</text:p>
          </table:table-cell>
          <table:table-cell table:style-name="ce13" office:value-type="string" calcext:value-type="string">
            <text:p>Wöchentliches Treffen zur Rücksprache in Bezug auf den aktuellen Status von dem Projekt. Das Arbeiten mit Merge-Requests und Issues wurde motiviert.</text:p>
          </table:table-cell>
          <table:table-cell table:style-name="ce17" table:formula="of:=(2+2)+2+4"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21</text:p>
          </table:table-cell>
          <table:table-cell table:style-name="ce9" table:formula="of:=DATE(2023;5;22)" office:value-type="date" office:date-value="2023-05-22" calcext:value-type="date">
            <text:p>05/22/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Übersicht verschiedene generative Modelle. Funktionsprinzim von generativen Modellen. Die Idee von variational Autoencoder, GAN, Diffusion Model</text:p>
          </table:table-cell>
          <table:table-cell table:style-name="ce13" office:value-type="string" calcext:value-type="string">
            <text:p>Wöchentliches Treffen zur Rücksprache in Bezug auf den aktuellen Status von dem Projekt. Model-Loader in streamlit branch mergen</text:p>
          </table:table-cell>
          <table:table-cell table:style-name="ce17" table:formula="of:=(2+2)+2+4"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22</text:p>
          </table:table-cell>
          <table:table-cell table:style-name="ce9" table:formula="of:=DATE(2023;5;29)" office:value-type="date" office:date-value="2023-05-29" calcext:value-type="date">
            <text:p>05/29/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Teamarbeiten erfordern sehr viel Geduld</text:p>
          </table:table-cell>
          <table:table-cell table:style-name="ce13" office:value-type="string" calcext:value-type="string">
            <text:p>Wöchentliches Treffen zur Rücksprache in Bezug auf den aktuellen Status von dem Projekt. Coaching zu den Commits bzw. Code von Teammitgliedern</text:p>
          </table:table-cell>
          <table:table-cell table:style-name="ce17" table:formula="of:=2+4" office:value-type="float" office:value="6" calcext:value-type="float">
            <text:p>6</text:p>
          </table:table-cell>
          <table:table-cell table:style-name="ce20"/>
          <table:table-cell table:number-columns-repeated="1017"/>
        </table:table-row>
        <table:table-row table:style-name="ro4">
          <table:table-cell table:style-name="ce4" office:value-type="string" calcext:value-type="string">
            <text:p>23</text:p>
          </table:table-cell>
          <table:table-cell table:style-name="ce9" table:formula="of:=DATE(2023;6;5)" office:value-type="date" office:date-value="2023-06-05" calcext:value-type="date">
            <text:p>06/05/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Rolle von Induktiven Bias. Das Kennenlernen eine effiziente Datenstruktur octree. Grundsätzlich den Umgang sowie Anwendungsmöglichkeiten von 3d Daten mit verschiedenen Methoden des maschinellen Lernens.</text:p>
          </table:table-cell>
          <table:table-cell table:style-name="ce13" office:value-type="string" calcext:value-type="string">
            <text:p>Wöchentliches Treffen zur Rücksprache in Bezug auf den aktuellen Status von dem Projekt. Hilfestellung bei dem Umgang mit Git. Implementierung von custom class loader, Integration von model loader mit dem Saliency Algorithmus in GUI.</text:p>
          </table:table-cell>
          <table:table-cell table:style-name="ce17" table:formula="of:=(2+2)+2+4"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24</text:p>
          </table:table-cell>
          <table:table-cell table:style-name="ce9" table:formula="of:=DATE(2023;6;12)" office:value-type="date" office:date-value="2023-06-12" calcext:value-type="date">
            <text:p>06/12/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Kennenlernen von verschiedenen Methoden zur Erkennung und Segmentierung von Objekten im 3d Raum. Übersicht von verschiedenen aktuellen Papern, die das Problem zu lösen versuchen.</text:p>
          </table:table-cell>
          <table:table-cell table:style-name="ce13" office:value-type="string" calcext:value-type="string">
            <text:p>Wöchentliches Treffen zur Rücksprache in Bezug auf den aktuellen Status von dem Projekt. Coaching zu den Merge-Requests von Teammitgliedern. Fixen von paar Bugs in der GUI. Einführung von einheitlichen Formatierers(Black/Ruff).</text:p>
          </table:table-cell>
          <table:table-cell table:style-name="ce17" table:formula="of:=(2+2)+2+4"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25</text:p>
          </table:table-cell>
          <table:table-cell table:style-name="ce9" table:formula="of:=DATE(2023;6;19)" office:value-type="date" office:date-value="2023-06-19" calcext:value-type="date">
            <text:p>06/19/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Gutes Verständnis mit dem ast package.</text:p>
          </table:table-cell>
          <table:table-cell table:style-name="ce13" office:value-type="string" calcext:value-type="string">
            <text:p>Wöchentliches Treffen zur Rücksprache in Bezug auf den aktuellen Status von dem Projekt. Implementieren von dynamischen layer-selection eines Models. Integration von neuron conductance Algorithmus in GUI. Refactoring von evaluate button. Schreibfehler/Formulierung im Tagebuch verbessern.</text:p>
          </table:table-cell>
          <table:table-cell table:style-name="ce17" table:formula="of:=(2+2)+4" office:value-type="float" office:value="8" calcext:value-type="float">
            <text:p>8</text:p>
          </table:table-cell>
          <table:table-cell table:style-name="ce20"/>
          <table:table-cell table:number-columns-repeated="1017"/>
        </table:table-row>
        <table:table-row table:style-name="ro6">
          <table:table-cell table:style-name="ce4" office:value-type="string" calcext:value-type="string">
            <text:p>26</text:p>
          </table:table-cell>
          <table:table-cell table:style-name="ce9" table:formula="of:=DATE(2023;6;26)" office:value-type="date" office:date-value="2023-06-26" calcext:value-type="date">
            <text:p>06/26/23</text:p>
          </table:table-cell>
          <table:table-cell table:style-name="ce13" office:value-type="string" calcext:value-type="string">
            <text:p>Arbeiten an dem Projekt. Planung von projektbezogenen Angelegenheiten.</text:p>
          </table:table-cell>
          <table:table-cell table:style-name="ce13" office:value-type="string" calcext:value-type="string">
            <text:p>Projektaufbau von Captum</text:p>
          </table:table-cell>
          <table:table-cell table:style-name="ce13" office:value-type="string" calcext:value-type="string">
            <text:p>Wöchentliches Treffen zur Rücksprache in Bezug auf den aktuellen Status von dem Projekt. Schreiben von user/code doku. <text:s/>Testen mit anderen Modell. Vorbereiten von Präsentation, letzte Issues schließen. Finale abstimmung bei Todos</text:p>
          </table:table-cell>
          <table:table-cell table:style-name="ce17" office:value-type="float" office:value="8" calcext:value-type="float">
            <text:p>8</text:p>
          </table:table-cell>
          <table:table-cell table:style-name="ce20"/>
          <table:table-cell table:number-columns-repeated="1017"/>
        </table:table-row>
        <table:table-row table:style-name="ro7">
          <table:table-cell table:style-name="ce4" office:value-type="string" calcext:value-type="string">
            <text:p>27</text:p>
          </table:table-cell>
          <table:table-cell table:style-name="ce9" table:formula="of:=DATE(2023;7;3)" office:value-type="date" office:date-value="2023-07-03" calcext:value-type="date">
            <text:p>07/03/23</text:p>
          </table:table-cell>
          <table:table-cell table:style-name="ce13" office:value-type="string" calcext:value-type="string">
            <text:p>Arbeiten an dem Projekt. Planung von projektbezogenen Angelegenheiten.</text:p>
          </table:table-cell>
          <table:table-cell table:style-name="ce13" office:value-type="string" calcext:value-type="string">
            <text:p>Wie man dynamisch also statefull streamlit app programmieren kann</text:p>
          </table:table-cell>
          <table:table-cell table:style-name="ce13" office:value-type="string" calcext:value-type="string">
            <text:p>Wöchentliches Treffen zur Rücksprache in Bezug auf den aktuellen Status von dem Projekt. Vorbereitung zur Abgabe vom Projekt code. Kleine fixen in codebase, setup.py vervollständigen, refactoring </text:p>
          </table:table-cell>
          <table:table-cell table:style-name="ce17" office:value-type="float" office:value="8" calcext:value-type="float">
            <text:p>8</text:p>
          </table:table-cell>
          <table:table-cell table:style-name="ce20"/>
          <table:table-cell table:number-columns-repeated="1017"/>
        </table:table-row>
        <table:table-row table:style-name="ro1" table:number-rows-repeated="20">
          <table:table-cell table:style-name="ce4"/>
          <table:table-cell table:style-name="ce8"/>
          <table:table-cell table:number-columns-repeated="3"/>
          <table:table-cell table:style-name="ce18"/>
          <table:table-cell table:number-columns-repeated="1018"/>
        </table:table-row>
        <table:table-row table:style-name="ro1" table:number-rows-repeated="11">
          <table:table-cell table:style-name="ce4"/>
          <table:table-cell table:style-name="ce8"/>
          <table:table-cell table:number-columns-repeated="1022"/>
        </table:table-row>
        <table:table-row table:style-name="ro1" table:number-rows-repeated="48">
          <table:table-cell table:style-name="ce4"/>
          <table:table-cell table:style-name="ce10"/>
          <table:table-cell table:number-columns-repeated="1022"/>
        </table:table-row>
        <table:table-row table:style-name="ro8" table:number-rows-repeated="37">
          <table:table-cell table:style-name="ce4"/>
          <table:table-cell table:number-columns-repeated="1023"/>
        </table:table-row>
        <table:table-row table:style-name="ro8" table:number-rows-repeated="10">
          <table:table-cell table:number-columns-repeated="1024"/>
        </table:table-row>
        <table:table-row table:style-name="ro9" table:number-rows-repeated="1048424">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Reflection" table:style-name="ta2">
        <office:forms form:automatic-focus="false" form:apply-design-mode="false"/>
        <table:table-column table:style-name="co4" table:default-cell-style-name="Default"/>
        <table:table-column table:style-name="co5" table:default-cell-style-name="Default"/>
        <table:table-column table:style-name="co4" table:number-columns-repeated="62" table:default-cell-style-name="Default"/>
        <table:table-row table:style-name="ro11">
          <table:table-cell/>
          <table:table-cell office:value-type="string" calcext:value-type="string">
            <text:p>Team-Mitglied</text:p>
          </table:table-cell>
          <table:table-cell office:value-type="string" calcext:value-type="string">
            <text:p>Anteil</text:p>
          </table:table-cell>
          <table:table-cell table:number-columns-repeated="61"/>
        </table:table-row>
        <table:table-row table:style-name="ro11">
          <table:table-cell/>
          <table:table-cell office:value-type="string" calcext:value-type="string">
            <text:p>Artiom</text:p>
          </table:table-cell>
          <table:table-cell office:value-type="float" office:value="0.25" calcext:value-type="float">
            <text:p>0.25</text:p>
          </table:table-cell>
          <table:table-cell table:number-columns-repeated="61"/>
        </table:table-row>
        <table:table-row table:style-name="ro11">
          <table:table-cell/>
          <table:table-cell office:value-type="string" calcext:value-type="string">
            <text:p>Barbar</text:p>
          </table:table-cell>
          <table:table-cell office:value-type="float" office:value="0.25" calcext:value-type="float">
            <text:p>0.25</text:p>
          </table:table-cell>
          <table:table-cell table:number-columns-repeated="61"/>
        </table:table-row>
        <table:table-row table:style-name="ro11">
          <table:table-cell/>
          <table:table-cell office:value-type="string" calcext:value-type="string">
            <text:p>Manyue</text:p>
          </table:table-cell>
          <table:table-cell office:value-type="float" office:value="0.25" calcext:value-type="float">
            <text:p>0.25</text:p>
          </table:table-cell>
          <table:table-cell table:number-columns-repeated="61"/>
        </table:table-row>
        <table:table-row table:style-name="ro11">
          <table:table-cell table:number-columns-repeated="64"/>
        </table:table-row>
        <table:table-row table:style-name="ro11">
          <table:table-cell/>
          <table:table-cell>
            <draw:frame table:end-cell-address="Reflection.F23" table:end-x="0.2992in" table:end-y="0.1535in" draw:z-index="0" draw:name="Diagramm 1" draw:style-name="gr1" draw:text-style-name="P1" svg:width="4.9354in" svg:height="3.0083in" svg:x="0.0315in" svg:y="0.1677in">
              <draw:object draw:notify-on-update-of-ranges="Reflection.B2:Reflection.B5 Reflection.C1:Reflection.C1 Reflection.C2:Reflection.C5" xlink:href="./Object 1" xlink:type="simple" xlink:show="embed" xlink:actuate="onLoad">
                <loext:p/>
              </draw:object>
              <draw:image xlink:href="./ObjectReplacements/Object 1" xlink:type="simple" xlink:show="embed" xlink:actuate="onLoad"/>
            </draw:frame>
          </table:table-cell>
          <table:table-cell table:number-columns-repeated="6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Helvetica Neue" svg:font-family="'Helvetica Neue'"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de" fo:country="DE"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fo:wrap-option="wrap"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874in" fo:margin-bottom="0.3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4874in" fo:margin-left="0in" fo:margin-right="0in" fo:margin-top="0.3209in"/>
      </style:footer-style>
    </style:page-layout>
    <style:style style:name="MT1" style:family="text">
      <style:text-properties fo:color="#000000" style:text-outline="false" style:text-line-through-style="none" style:text-line-through-type="none" style:text-position="0% 100%"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06">00/00/0000</text:date>, <text:time style:data-style-name="N2" text:time-value="12:27:16.836551735">00:00:00</text:time></text:p>
        </style:region-right>
      </style:header>
      <style:header-left style:display="false"/>
      <style:footer>
        <text:p>Page <text:page-number>1</text:page-number><text:s/>/ <text:page-count>99</text:page-count></text:p>
      </style:footer>
      <style:footer-left style:display="false"/>
    </style:master-page>
    <style:master-page style:name="PageStyle_5f_Reflection" style:display-name="PageStyle_Reflection" style:page-layout-name="Mpm3">
      <style:header style:display="false"/>
      <style:header-left style:display="false"/>
      <style:footer style:display="false"/>
      <style:footer-left style:display="false"/>
    </style:master-page>
    <style:master-page style:name="PageStyle_5f_Diary" style:display-name="PageStyle_Diary" style:page-layout-name="Mpm4">
      <style:header style:display="false"/>
      <style:header-left style:display="false"/>
      <style:footer>
        <text:p><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riedrich</meta:initial-creator>
    <meta:creation-date>2023-01-31T16:35:19</meta:creation-date>
    <dc:date>2023-07-06T12:33:16.626394113</dc:date>
    <meta:editing-duration>PT1H38M22S</meta:editing-duration>
    <meta:generator>LibreOffice/6.4.7.2$Linux_X86_64 LibreOffice_project/40$Build-2</meta:generator>
    <meta:editing-cycles>14</meta:editing-cycles>
    <meta:document-statistic meta:table-count="2" meta:cell-count="118"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Helvetica Neue'" fo:font-size="14pt" style:font-family-asian="'Helvetica Neue'" style:font-size-asian="14pt" style:font-family-complex="'Helvetica Neue'" style:font-size-complex="14pt"/>
    </style:style>
    <style:style style:name="ch3" style:family="chart">
      <style:chart-properties chart:auto-position="true"/>
      <style:graphic-properties draw:stroke="none" draw:fill="none" draw:fill-color="#d9d9d9"/>
      <style:text-properties fo:color="#595959" style:text-position="0% 100%" fo:font-family="'Helvetica Neue'" fo:font-size="9pt" style:font-family-asian="'Helvetica Neue'" style:font-size-asian="9pt" style:font-family-complex="'Helvetica Neue'" style:font-size-complex="9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Helvetica Neue'" fo:font-size="10pt" style:font-family-asian="'Helvetica Neue'" style:font-size-asian="10pt" style:font-family-complex="'Helvetica Neue'"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Helvetica Neue'" fo:font-size="10pt" style:font-family-asian="'Helvetica Neue'" style:font-size-asian="10pt" style:font-family-complex="'Helvetica Neue'" style:font-size-complex="10pt"/>
    </style:style>
    <style:style style:name="ch7" style:family="chart" style:data-style-name="N0">
      <style:chart-properties chart:link-data-style-to-source="true" chart:label-position="avoid-overlap">
        <chart:label-separator>
          <text:p>; </text:p>
        </chart:label-separator>
      </style:chart-properties>
      <style:graphic-properties draw:stroke="none" draw:fill-color="#4f81bd"/>
      <style:text-properties fo:color="#000000" style:text-position="0% 100%" fo:font-family="'Helvetica Neue'" fo:font-size="10pt" style:font-family-asian="'Helvetica Neue'" style:font-size-asian="10pt" style:font-family-complex="'Helvetica Neue'" style:font-size-complex="10pt"/>
    </style:style>
    <style:style style:name="ch8" style:family="chart">
      <style:chart-properties chart:solid-type="cuboid"/>
      <style:graphic-properties draw:stroke="solid" svg:stroke-width="0.053cm" svg:stroke-color="#ffffff" draw:fill-color="#4f81bd"/>
    </style:style>
    <style:style style:name="ch9" style:family="chart">
      <style:chart-properties chart:solid-type="cuboid"/>
      <style:graphic-properties draw:stroke="solid" svg:stroke-width="0.053cm" svg:stroke-color="#ffffff" draw:fill-color="#c0504d"/>
    </style:style>
    <style:style style:name="ch10" style:family="chart">
      <style:chart-properties chart:solid-type="cuboid"/>
      <style:graphic-properties draw:stroke="solid" svg:stroke-width="0.053cm" svg:stroke-color="#ffffff" draw:fill-color="#9bbb59"/>
    </style:style>
    <style:style style:name="ch11" style:family="chart">
      <style:chart-properties chart:solid-type="cuboid"/>
      <style:graphic-properties draw:stroke="solid" svg:stroke-width="0.053cm" svg:stroke-color="#ffffff" draw:fill-color="#8064a2"/>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2.557cm" svg:height="7.621cm" xlink:href=".." xlink:type="simple" chart:class="chart:circle" chart:style-name="ch1">
        <chart:title svg:x="5.474cm" svg:y="0.287cm" chart:style-name="ch2">
          <text:p>Anteil</text:p>
        </chart:title>
        <chart:legend chart:legend-position="bottom" svg:x="3.543cm" svg:y="7.049cm" style:legend-expansion="wide" chart:style-name="ch3"/>
        <chart:plot-area chart:style-name="ch4" table:cell-range-address="Reflection.B1:Reflection.C5" chart:data-source-has-labels="both" svg:x="0.251cm" svg:y="1.318cm" svg:width="12.055cm" svg:height="5.395cm">
          <chartooo:coordinate-region svg:x="3.581cm" svg:y="1.319cm" svg:width="5.394cm" svg:height="5.394cm"/>
          <chart:axis chart:dimension="x" chart:name="primary-x" chart:style-name="ch5" chartooo:axis-type="text">
            <chart:categories table:cell-range-address="Reflection.B2:Reflection.B5"/>
          </chart:axis>
          <chart:axis chart:dimension="y" chart:name="primary-y" chart:style-name="ch6"/>
          <chart:series chart:style-name="ch7" chart:values-cell-range-address="Reflection.C2:Reflection.C5" chart:label-cell-address="Reflection.C1:Reflection.C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Anteil</text:p>
                <draw:g>
                  <svg:desc>Reflection.C1:Reflection.C1</svg:desc>
                </draw:g>
              </table:table-cell>
            </table:table-row>
          </table:table-header-rows>
          <table:table-rows>
            <table:table-row>
              <table:table-cell office:value-type="string">
                <text:p>Artiom</text:p>
                <draw:g>
                  <svg:desc>Reflection.B2:Reflection.B5</svg:desc>
                </draw:g>
              </table:table-cell>
              <table:table-cell office:value-type="float" office:value="0.25">
                <text:p>0.25</text:p>
                <draw:g>
                  <svg:desc>Reflection.C2:Reflection.C5</svg:desc>
                </draw:g>
              </table:table-cell>
            </table:table-row>
            <table:table-row>
              <table:table-cell office:value-type="string">
                <text:p>Barbar</text:p>
              </table:table-cell>
              <table:table-cell office:value-type="float" office:value="0.25">
                <text:p>0.25</text:p>
              </table:table-cell>
            </table:table-row>
            <table:table-row>
              <table:table-cell office:value-type="string">
                <text:p>Manyue</text:p>
              </table:table-cell>
              <table:table-cell office:value-type="float" office:value="0.25">
                <text:p>0.25</text:p>
              </table:table-cell>
            </table:table-row>
            <table:table-row>
              <table:table-cell office:value-type="string">
                <text:p/>
              </table:table-cell>
              <table:table-cell office:value-type="float" office:value="NaN">
                <text:p>NaN</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